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74cm" fo:min-width="0.898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0.262cm"/>
    </style:style>
    <style:style style:name="gr3" style:family="graphic" style:parent-style-name="standard">
      <style:graphic-properties draw:textarea-horizontal-align="justify" draw:textarea-vertical-align="middle" draw:auto-grow-height="false" fo:min-height="8.038cm" fo:min-width="3.018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0.516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0.606cm" fo:min-width="0.478cm"/>
    </style:style>
    <style:style style:name="gr6" style:family="graphic" style:parent-style-name="standard">
      <style:graphic-properties draw:textarea-horizontal-align="justify" draw:textarea-vertical-align="middle" draw:auto-grow-height="false" fo:min-height="0.606cm" fo:min-width="2.04cm"/>
    </style:style>
    <style:style style:name="gr7" style:family="graphic" style:parent-style-name="standard">
      <style:graphic-properties draw:stroke="none" svg:stroke-color="#000000" draw:fill="none" draw:fill-color="#ffffff" draw:auto-grow-height="false" fo:min-height="0.512cm"/>
    </style:style>
    <style:style style:name="gr8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766cm" fo:min-width="2.04cm"/>
    </style:style>
    <style:style style:name="gr9" style:family="graphic" style:parent-style-name="objectwithoutfill">
      <style:graphic-properties draw:stroke="dash" draw:stroke-dash="Dashed_20__28_var_29_" svg:stroke-color="#000000" draw:marker-end="" draw:fill="none" draw:textarea-vertical-align="middle"/>
    </style:style>
    <style:style style:name="gr10" style:family="graphic" style:parent-style-name="objectwithoutfill">
      <style:graphic-properties svg:stroke-color="#000000" draw:marker-start="" draw:marker-start-width="0.3cm" draw:marker-end="Symmetric_20_Arrow" draw:marker-end-width="0.203cm" draw:fill="none" draw:textarea-vertical-align="middle"/>
    </style:style>
    <style:style style:name="gr11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766cm" fo:min-width="0.93cm"/>
    </style:style>
    <style:style style:name="gr12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766cm" fo:min-width="1.024cm"/>
    </style:style>
    <style:style style:name="gr13" style:family="graphic" style:parent-style-name="objectwithoutfill">
      <style:graphic-properties svg:stroke-color="#000000" draw:marker-end="Symmetric_20_Arrow" draw:marker-end-width="0.203cm" draw:fill="none" draw:textarea-vertical-align="middle"/>
    </style:style>
    <style:style style:name="gr14" style:family="graphic" style:parent-style-name="objectwithoutfill">
      <style:graphic-properties svg:stroke-color="#000000" draw:marker-start="" draw:marker-start-width="0.3cm" draw:marker-end="Rounded_20_short_20_Arrow" draw:marker-end-width="0.20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512cm"/>
    </style:style>
    <style:style style:name="gr16" style:family="graphic" style:parent-style-name="standard">
      <style:graphic-properties draw:stroke="none" svg:stroke-color="#000000" draw:fill="none" draw:fill-color="#ffffff" fo:min-height="1.889cm"/>
    </style:style>
    <style:style style:name="gr17" style:family="graphic" style:parent-style-name="standard">
      <style:graphic-properties draw:textarea-horizontal-align="justify" draw:textarea-vertical-align="middle" draw:auto-grow-height="false" fo:min-height="0.45cm" fo:min-width="0.89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fo:min-height="0.512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fo:min-height="0.001cm" fo:padding-top="0cm" fo:padding-bottom="0cm" fo:padding-left="0cm" fo:padding-right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1.0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language="zxx" fo:country="none" fo:font-weight="bold" style:font-size-asian="18pt" style:language-asian="zxx" style:country-asian="none" style:font-size-complex="18pt" style:language-complex="zxx" style:country-complex="none"/>
    </style:style>
    <style:style style:name="P3" style:family="paragraph">
      <style:paragraph-properties fo:text-align="center"/>
      <style:text-properties fo:font-size="10pt" fo:language="zxx" fo:country="none" style:font-size-asian="18pt" style:language-asian="zxx" style:country-asian="none" style:font-size-complex="18pt" style:language-complex="zxx" style:country-complex="none"/>
    </style:style>
    <style:style style:name="P4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/>
      <style:text-properties fo:font-size="12pt" fo:language="zxx" fo:country="none" style:font-size-asian="18pt" style:language-asian="zxx" style:country-asian="none" style:font-size-complex="18pt" style:language-complex="zxx" style:country-complex="none"/>
    </style:style>
    <style:style style:name="P6" style:family="paragraph">
      <loext:graphic-properties draw:fill="none" draw:fill-color="#ffffff"/>
      <style:paragraph-properties fo:text-align="center"/>
      <style:text-properties fo:font-size="12pt" fo:language="zxx" fo:country="none" style:font-size-asian="18pt" style:language-asian="zxx" style:country-asian="none" style:font-size-complex="18pt" style:language-complex="zxx" style:country-complex="none"/>
    </style:style>
    <style:style style:name="P7" style:family="paragraph"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P11" style:family="paragraph">
      <style:text-properties fo:font-size="12pt" style:font-size-asian="18pt" style:font-size-complex="18pt"/>
    </style:style>
    <style:style style:name="P12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8pt" fo:language="zxx" fo:country="none" fo:font-weight="bold" style:font-size-asian="18pt" style:language-asian="zxx" style:country-asian="none" style:font-size-complex="18pt" style:language-complex="zxx" style:country-complex="none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font-size="12pt" fo:language="zxx" fo:country="none" style:font-size-asian="18pt" style:language-asian="zxx" style:country-asian="none" style:font-size-complex="18pt" style:language-complex="zxx" style:country-complex="none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032cm" svg:height="0.762cm" draw:transform="rotate (1.5707963267949) translate (4.582cm 12.93cm)">
          <draw:glue-point draw:id="8" svg:x="-5cm" svg:y="2.5cm"/>
          <draw:glue-point draw:id="9" svg:x="-5cm" svg:y="-2.5cm"/>
          <text:p text:style-name="P1"><text:span text:style-name="T1">+</text:span></text:p>
          <draw:enhanced-geometry svg:viewBox="0 0 21600 21600" draw:glue-points="?f6 10800 10800 21600 ?f5 10800 10800 0" draw:text-areas="?f3 ?f3 ?f4 ?f4" draw:type="trapezoid" draw:modifiers="2918.408395277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xml:id="id9" draw:id="id9" draw:layer="layout" svg:width="0.762cm" svg:height="1.524cm" svg:x="6.99cm" svg:y="11.1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7" draw:id="id7" draw:layer="layout" svg:width="3.518cm" svg:height="8.288cm" svg:x="13.23cm" svg:y="10.398cm">
          <text:p text:style-name="P1"><text:span text:style-name="T2">Full</text:span></text:p>
          <text:p text:style-name="P1"><text:span text:style-name="T2">dual port</text:span></text:p>
          <text:p text:style-name="P1"><text:span text:style-name="T2">ra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2" draw:id="id12" draw:layer="layout" svg:width="1.016cm" svg:height="2.032cm" svg:x="12.214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0.978cm" svg:height="0.856cm" svg:x="13.23cm" svg:y="9.542cm">
          <text:p text:style-name="P1"><text:span text:style-name="T3">w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2.54cm" svg:height="0.856cm" svg:x="14.208cm" svg:y="9.542cm">
          <text:p text:style-name="P1"><text:span text:style-name="T3">din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938cm" svg:height="0.762cm" draw:transform="rotate (-1.5707963267949) translate (13.192cm 10.492cm)">
          <draw:text-box>
            <text:p text:style-name="P1"><text:span text:style-name="T3">addr </text:span></text:p>
          </draw:text-box>
        </draw:frame>
        <draw:custom-shape draw:style-name="gr8" draw:text-style-name="P7" xml:id="id1" draw:id="id1" draw:layer="layout" svg:width="2.54cm" svg:height="1.016cm" svg:x="2.524cm" svg:y="4.462cm">
          <text:p text:style-name="P1"><text:span text:style-name="T4">delta</text:span></text:p>
          <text:p text:style-name="P1"><text:span text:style-name="T4">(input)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.508cm" svg:y1="6.494cm" svg:x2="20.304cm" svg:y2="6.494cm">
          <text:p/>
        </draw:line>
        <draw:connector draw:style-name="gr10" draw:text-style-name="P8" draw:layer="layout" svg:x1="3.794cm" svg:y1="5.478cm" svg:x2="4.582cm" svg:y2="11.406cm" draw:start-shape="id1" draw:start-glue-point="2" draw:end-shape="id2" draw:end-glue-point="9" svg:d="M3794 5478v5928h788" svg:viewBox="0 0 789 5929">
          <text:p/>
        </draw:connector>
        <draw:custom-shape draw:style-name="gr11" draw:text-style-name="P7" xml:id="id3" draw:id="id3" draw:layer="layout" svg:width="1.43cm" svg:height="1.016cm" svg:x="13.032cm" svg:y="4.462cm">
          <text:p text:style-name="P1"><text:span text:style-name="T4">we</text:span></text:p>
          <text:p text:style-name="P1"><text:span text:style-name="T4">(input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5" draw:id="id5" draw:layer="layout" svg:width="1.524cm" svg:height="1.016cm" svg:x="14.716cm" svg:y="4.462cm">
          <text:p text:style-name="P1"><text:span text:style-name="T4">wd</text:span></text:p>
          <text:p text:style-name="P1"><text:span text:style-name="T4">(input)</text:span></text:p>
          <draw:enhanced-geometry svg:viewBox="0 0 21600 21600" draw:type="rectangle" draw:enhanced-path="M 0 0 L 21600 0 21600 21600 0 21600 0 0 Z N"/>
        </draw:custom-shape>
        <draw:connector draw:style-name="gr13" draw:text-style-name="P8" xml:id="id14" draw:id="id14" draw:layer="layout" draw:type="line" svg:x1="13.747cm" svg:y1="5.478cm" svg:x2="13.719cm" svg:y2="9.542cm" draw:start-shape="id3" draw:start-glue-point="2" draw:end-shape="id4" draw:end-glue-point="0" svg:d="M13747 5478l-28 4064" svg:viewBox="0 0 29 4065">
          <text:p/>
        </draw:connector>
        <draw:connector draw:style-name="gr13" draw:text-style-name="P8" draw:layer="layout" draw:type="line" svg:x1="15.478cm" svg:y1="5.478cm" svg:x2="15.478cm" svg:y2="9.542cm" draw:start-shape="id5" draw:start-glue-point="2" draw:end-shape="id6" draw:end-glue-point="0" svg:d="M15478 5478v4064" svg:viewBox="0 0 1 4065">
          <text:p/>
        </draw:connector>
        <draw:custom-shape draw:style-name="gr12" draw:text-style-name="P7" xml:id="id8" draw:id="id8" draw:layer="layout" svg:width="1.524cm" svg:height="1.016cm" svg:x="17.216cm" svg:y="4.462cm">
          <text:p text:style-name="P1"><text:span text:style-name="T4">rd</text:span></text:p>
          <text:p text:style-name="P1"><text:span text:style-name="T4">(output)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line-skew="0.998cm" svg:x1="14.989cm" svg:y1="18.686cm" svg:x2="17.978cm" svg:y2="5.478cm" draw:start-shape="id7" draw:start-glue-point="2" draw:end-shape="id8" draw:end-glue-point="2" svg:d="M14989 18686v1524h2989v-14732" svg:viewBox="0 0 2990 14733">
          <text:p/>
        </draw:connector>
        <draw:frame draw:style-name="gr15" draw:text-style-name="P9" draw:layer="layout" svg:width="3.556cm" svg:height="0.762cm" svg:x="13.23cm" svg:y="17.928cm">
          <draw:text-box>
            <text:p text:style-name="P1"><text:span text:style-name="T5">dout</text:span></text:p>
          </draw:text-box>
        </draw:frame>
        <draw:frame draw:style-name="gr16" draw:text-style-name="P10" draw:layer="layout" svg:width="8.89cm" svg:height="2.139cm" svg:x="5.826cm" svg:y="1.762cm">
          <draw:text-box>
            <text:p text:style-name="P1"><text:span text:style-name="T6">FORTH Stack using Full Dual Port mode</text:span></text:p>
          </draw:text-box>
        </draw:frame>
        <draw:connector draw:style-name="gr13" draw:text-style-name="P8" xml:id="id11" draw:id="id11" draw:layer="layout" svg:x1="5.344cm" svg:y1="11.914cm" svg:x2="6.99cm" svg:y2="11.922cm" draw:start-shape="id2" draw:start-glue-point="5" draw:end-shape="id9" draw:end-glue-point="3" svg:d="M5344 11914h824v8h822" svg:viewBox="0 0 1647 9">
          <text:p/>
        </draw:connector>
        <draw:connector draw:style-name="gr13" draw:text-style-name="P8" draw:layer="layout" svg:x1="7.752cm" svg:y1="11.922cm" svg:x2="10.144cm" svg:y2="11.914cm" draw:start-shape="id9" draw:start-glue-point="1" draw:end-shape="id10" draw:end-glue-point="8" svg:d="M7752 11922h1196v-8h1196" svg:viewBox="0 0 2393 9">
          <text:p/>
        </draw:connector>
        <draw:connector draw:style-name="gr13" draw:text-style-name="P8" draw:layer="layout" svg:x1="8.583cm" svg:y1="11.914cm" svg:x2="4.582cm" svg:y2="12.422cm" draw:end-shape="id2" draw:end-glue-point="8" svg:d="M8583 11914v1542h-4527v-1034h526" svg:viewBox="0 0 4528 1543">
          <text:p/>
        </draw:connector>
        <draw:custom-shape draw:style-name="gr17" draw:text-style-name="P2" xml:id="id10" draw:id="id10" draw:layer="layout" svg:width="2.032cm" svg:height="1.016cm" draw:transform="rotate (1.5707963267949) translate (10.144cm 12.422cm)">
          <draw:glue-point draw:id="8" svg:x="-5cm" svg:y="2.5cm"/>
          <draw:glue-point draw:id="9" svg:x="-5cm" svg:y="-2.5cm"/>
          <text:p text:style-name="P1"><text:span text:style-name="T1"/></text:p>
          <draw:enhanced-geometry svg:viewBox="0 0 21600 21600" draw:glue-points="?f6 10800 10800 21600 ?f5 10800 10800 0" draw:text-areas="?f3 ?f3 ?f4 ?f4" draw:type="trapezoid" draw:modifiers="2918.408395277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3" draw:text-style-name="P8" draw:layer="layout" svg:x1="6.168cm" svg:y1="11.918cm" svg:x2="10.144cm" svg:y2="10.898cm" draw:start-shape="id11" draw:start-glue-point="0" draw:end-shape="id10" draw:end-glue-point="9" svg:d="M6168 11918v-1020h3976" svg:viewBox="0 0 3977 1021">
          <text:p/>
        </draw:connector>
        <draw:connector draw:style-name="gr13" draw:text-style-name="P8" draw:layer="layout" svg:x1="11.16cm" svg:y1="11.406cm" svg:x2="12.214cm" svg:y2="11.414cm" draw:start-shape="id10" draw:start-glue-point="5" draw:end-shape="id12" draw:end-glue-point="3" svg:d="M11160 11406h528v8h526" svg:viewBox="0 0 1055 9">
          <text:p/>
        </draw:connector>
        <draw:frame draw:style-name="gr18" draw:text-style-name="P12" draw:layer="layout" svg:width="0.508cm" svg:height="0.512cm" svg:x="10.398cm" svg:y="10.59cm">
          <draw:text-box>
            <text:p text:style-name="P11"><text:span text:style-name="T5">po</text:span></text:p>
          </draw:text-box>
        </draw:frame>
        <draw:frame draw:style-name="gr19" draw:text-style-name="P12" draw:layer="layout" svg:width="0.508cm" svg:height="0.475cm" svg:x="10.398cm" svg:y="11.668cm">
          <draw:text-box>
            <text:p text:style-name="P11"><text:span text:style-name="T5">pu</text:span></text:p>
          </draw:text-box>
        </draw:frame>
        <draw:custom-shape draw:style-name="gr20" draw:text-style-name="P3" xml:id="id13" draw:id="id13" draw:layer="layout" svg:width="1.524cm" svg:height="1.016cm" svg:x="9.89cm" svg:y="8.274cm">
          <text:p text:style-name="P3"/>
          <text:p text:style-name="P3">mux sel</text:p>
          <text:p text:style-name="P3"><text:s/>logic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8" draw:layer="layout" svg:x1="3.798cm" svg:y1="8.788cm" svg:x2="9.89cm" svg:y2="8.782cm" draw:end-shape="id13" draw:end-glue-point="3" svg:d="M3798 8788h2783v-6h3309" svg:viewBox="0 0 6093 7">
          <text:p/>
        </draw:connector>
        <draw:connector draw:style-name="gr13" draw:text-style-name="P8" draw:layer="layout" svg:x1="10.652cm" svg:y1="9.29cm" svg:x2="10.652cm" svg:y2="10.527cm" draw:start-shape="id13" draw:start-glue-point="2" draw:end-shape="id10" draw:end-glue-point="4" svg:d="M10652 9290v1237" svg:viewBox="0 0 1 1238">
          <text:p/>
        </draw:connector>
        <draw:connector draw:style-name="gr13" draw:text-style-name="P8" draw:layer="layout" svg:x1="13.733cm" svg:y1="7.51cm" svg:x2="10.652cm" svg:y2="8.274cm" draw:start-shape="id14" draw:start-glue-point="0" draw:end-shape="id13" draw:end-glue-point="0" svg:d="M13733 7510h-3081v764" svg:viewBox="0 0 3082 7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="Rounded_20_short_20_Arrow" draw:marker-end-width="0.203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051cm" svg:stroke-color="#000000" draw:marker-start-width="0.559cm" draw:marker-start-center="true" draw:marker-end-width="0.051cm" draw:fill-gradient-name="Gradient_20_2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20:44:41.328000000</meta:creation-date>
    <meta:editing-cycles>16</meta:editing-cycles>
    <meta:editing-duration>PT3H28M7S</meta:editing-duration>
    <dc:date>2020-01-20T23:02:45.798000000</dc:date>
    <meta:generator>LibreOffice/6.2.7.1$Windows_X86_64 LibreOffice_project/23edc44b61b830b7d749943e020e96f5a7df63bf</meta:generator>
    <meta:document-statistic meta:object-count="30"/>
  </office:meta>
</office:document-meta>
</file>